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solid" svg:stroke-color="#000000" draw:fill="solid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1.7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65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none" draw:fill-color="#ffffff" fo:min-height="0.85cm"/>
    </style:style>
    <style:style style:name="gr11" style:family="graphic" style:parent-style-name="objectwithoutfill">
      <style:graphic-properties svg:stroke-width="0.1cm" svg:stroke-color="#ff0000" draw:marker-start="" draw:marker-start-width="0.35cm" draw:marker-end="Arrow" draw:marker-end-width="0.35cm" draw:marker-end-center="false" draw:stroke-linejoin="round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solid" draw:fill-color="#00ff00" fo:min-height="1.3cm"/>
    </style:style>
    <style:style style:name="gr13" style:family="graphic" style:parent-style-name="standard">
      <style:graphic-properties draw:stroke="none" svg:stroke-color="#000000" draw:fill="solid" draw:fill-color="#00ff00" fo:min-height="1.25cm"/>
    </style:style>
    <style:style style:name="gr14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18pt" fo:font-style="italic" style:font-style-asian="italic" style:font-style-complex="italic"/>
    </style:style>
    <style:style style:name="P5" style:family="paragraph">
      <style:text-properties fo:font-size="18pt" fo:font-style="normal" style:font-style-asian="normal" style:font-style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28pt"/>
    </style:style>
    <style:style style:name="P12" style:family="paragraph">
      <style:text-properties fo:font-size="40pt"/>
    </style:style>
    <style:style style:name="T1" style:family="text">
      <style:text-properties fo:font-size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fo:font-size="18pt" fo:font-style="normal" style:font-style-asian="normal" style:font-style-complex="normal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family="Arial" style:font-family-generic="swiss" style:font-pitch="variable" fo:font-size="18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1cm" svg:x="7.4cm" svg:y="6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cm" svg:y1="7.6cm" svg:x2="7.1cm" svg:y2="7.6cm">
          <text:p/>
        </draw:line>
        <draw:frame draw:style-name="gr3" draw:text-style-name="P2" draw:layer="layout" svg:width="6.5cm" svg:height="1.2cm" svg:x="7.1cm" svg:y="8.2cm">
          <draw:text-box>
            <text:p><text:span text:style-name="T1">TreeTableEntry</text:span></text:p>
          </draw:text-box>
        </draw:frame>
        <draw:frame draw:style-name="gr4" draw:text-style-name="P2" draw:layer="layout" svg:width="3.4cm" svg:height="1.1cm" svg:x="7.1cm" svg:y="7.1cm">
          <draw:text-box>
            <text:p><text:span text:style-name="T1">elemDesc</text:span></text:p>
          </draw:text-box>
        </draw:frame>
        <draw:frame draw:style-name="gr5" draw:text-style-name="P3" draw:layer="layout" svg:width="24cm" svg:height="1.95cm" svg:x="1cm" svg:y="1cm">
          <draw:text-box>
            <text:p><text:span text:style-name="T2">Tree table</text:span></text:p>
          </draw:text-box>
        </draw:frame>
        <draw:frame draw:style-name="gr4" draw:text-style-name="P2" draw:layer="layout" svg:width="4.6cm" svg:height="1.1cm" svg:x="1cm" svg:y="9.3cm">
          <draw:text-box>
            <text:p><text:span text:style-name="T1">currElemDesc</text:span></text:p>
          </draw:text-box>
        </draw:frame>
        <draw:frame draw:style-name="gr4" draw:text-style-name="P2" draw:layer="layout" svg:width="4.6cm" svg:height="1.1cm" svg:x="1cm" svg:y="7.1cm">
          <draw:text-box>
            <text:p><text:span text:style-name="T1">tree*</text:span></text:p>
          </draw:text-box>
        </draw:frame>
        <draw:frame draw:style-name="gr6" draw:text-style-name="P2" draw:layer="layout" svg:width="4.7cm" svg:height="1.1cm" svg:x="1cm" svg:y="10.425cm">
          <draw:text-box>
            <text:p><text:span text:style-name="T1">TreeTable</text:span></text:p>
          </draw:text-box>
        </draw:frame>
        <draw:frame draw:style-name="gr4" draw:text-style-name="P4" draw:layer="layout" svg:width="4.6cm" svg:height="1.1cm" svg:x="1cm" svg:y="6cm">
          <draw:text-box>
            <text:p><text:span text:style-name="T3">DynArray</text:span></text:p>
          </draw:text-box>
        </draw:frame>
        <draw:frame draw:style-name="gr4" draw:text-style-name="P2" draw:layer="layout" svg:width="4.6cm" svg:height="1.1cm" svg:x="1cm" svg:y="8.2cm">
          <draw:text-box>
            <text:p><text:span text:style-name="T1">count</text:span></text:p>
          </draw:text-box>
        </draw:frame>
        <draw:frame draw:style-name="gr4" draw:text-style-name="P2" draw:layer="layout" svg:width="5.4cm" svg:height="1.1cm" svg:x="1cm" svg:y="15.2cm">
          <draw:text-box>
            <text:p><text:span text:style-name="T1">base*</text:span></text:p>
          </draw:text-box>
        </draw:frame>
        <draw:frame draw:style-name="gr6" draw:text-style-name="P2" draw:layer="layout" svg:width="5.4cm" svg:height="1.1cm" svg:x="1cm" svg:y="19.6cm">
          <draw:text-box>
            <text:p><text:span text:style-name="T1">ElemDesc</text:span></text:p>
          </draw:text-box>
        </draw:frame>
        <draw:frame draw:style-name="gr4" draw:text-style-name="P5" draw:layer="layout" svg:width="5.4cm" svg:height="1.1cm" svg:x="1cm" svg:y="14.1cm">
          <draw:text-box>
            <text:p><text:span text:style-name="T4">next*</text:span></text:p>
          </draw:text-box>
        </draw:frame>
        <draw:frame draw:style-name="gr4" draw:text-style-name="P2" draw:layer="layout" svg:width="5.4cm" svg:height="1.1cm" svg:x="1cm" svg:y="16.3cm">
          <draw:text-box>
            <text:p><text:span text:style-name="T1">element</text:span></text:p>
          </draw:text-box>
        </draw:frame>
        <draw:frame draw:style-name="gr4" draw:text-style-name="P2" draw:layer="layout" svg:width="5.4cm" svg:height="1.1cm" svg:x="1cm" svg:y="17.4cm">
          <draw:text-box>
            <text:p><text:span text:style-name="T1">attributePointers</text:span></text:p>
          </draw:text-box>
        </draw:frame>
        <draw:frame draw:style-name="gr4" draw:text-style-name="P2" draw:layer="layout" svg:width="5.4cm" svg:height="1.1cm" svg:x="1cm" svg:y="18.5cm">
          <draw:text-box>
            <text:p><text:span text:style-name="T3">Grammar data</text:span></text:p>
          </draw:text-box>
        </draw:frame>
        <draw:frame draw:style-name="gr4" draw:text-style-name="P4" draw:layer="layout" svg:width="6.2cm" svg:height="1.1cm" svg:x="18.9cm" svg:y="30.6cm">
          <draw:text-box>
            <text:p><text:span text:style-name="T3">EL</text:span></text:p>
          </draw:text-box>
        </draw:frame>
        <draw:line draw:style-name="gr7" draw:text-style-name="P1" draw:layer="layout" svg:x1="16.9cm" svg:y1="29cm" svg:x2="53.7cm" svg:y2="29cm">
          <text:p/>
        </draw:line>
        <draw:line draw:style-name="gr7" draw:text-style-name="P1" draw:layer="layout" svg:x1="16.9cm" svg:y1="24.4cm" svg:x2="53.7cm" svg:y2="24.4cm">
          <text:p/>
        </draw:line>
        <draw:line draw:style-name="gr7" draw:text-style-name="P1" draw:layer="layout" svg:x1="16.9cm" svg:y1="19.8cm" svg:x2="53.7cm" svg:y2="19.8cm">
          <text:p/>
        </draw:line>
        <draw:line draw:style-name="gr7" draw:text-style-name="P1" draw:layer="layout" svg:x1="16.9cm" svg:y1="10.6cm" svg:x2="53.7cm" svg:y2="10.6cm">
          <text:p/>
        </draw:line>
        <draw:line draw:style-name="gr7" draw:text-style-name="P1" draw:layer="layout" svg:x1="16.9cm" svg:y1="6cm" svg:x2="53.6cm" svg:y2="6cm">
          <text:p/>
        </draw:line>
        <draw:frame draw:style-name="gr6" draw:text-style-name="P2" draw:layer="layout" svg:width="5.2cm" svg:height="1.1cm" svg:x="48.2cm" svg:y="27.8cm">
          <draw:text-box>
            <text:p text:style-name="P6"><text:span text:style-name="T1">Nesting depth 1</text:span></text:p>
          </draw:text-box>
        </draw:frame>
        <draw:frame draw:style-name="gr6" draw:text-style-name="P2" draw:layer="layout" svg:width="5.2cm" svg:height="1.1cm" svg:x="48.2cm" svg:y="33.4cm">
          <draw:text-box>
            <text:p text:style-name="P6"><text:span text:style-name="T1">Nesting depth 0</text:span></text:p>
          </draw:text-box>
        </draw:frame>
        <draw:line draw:style-name="gr7" draw:text-style-name="P1" draw:layer="layout" svg:x1="16.9cm" svg:y1="34.6cm" svg:x2="53.7cm" svg:y2="34.6cm">
          <text:p/>
        </draw:line>
        <draw:frame draw:style-name="gr6" draw:text-style-name="P2" draw:layer="layout" svg:width="5.2cm" svg:height="1.1cm" svg:x="48.2cm" svg:y="23.3cm">
          <draw:text-box>
            <text:p text:style-name="P6"><text:span text:style-name="T1">Nesting depth 2</text:span></text:p>
          </draw:text-box>
        </draw:frame>
        <draw:frame draw:style-name="gr6" draw:text-style-name="P2" draw:layer="layout" svg:width="5.2cm" svg:height="1.1cm" svg:x="48.2cm" svg:y="18.6cm">
          <draw:text-box>
            <text:p text:style-name="P6"><text:span text:style-name="T1">Nesting depth 3</text:span></text:p>
          </draw:text-box>
        </draw:frame>
        <draw:frame draw:style-name="gr6" draw:text-style-name="P2" draw:layer="layout" svg:width="5.2cm" svg:height="1.1cm" svg:x="48.2cm" svg:y="14cm">
          <draw:text-box>
            <text:p text:style-name="P6"><text:span text:style-name="T1">Nesting depth 4</text:span></text:p>
          </draw:text-box>
        </draw:frame>
        <draw:frame draw:style-name="gr6" draw:text-style-name="P2" draw:layer="layout" svg:width="5.2cm" svg:height="1.1cm" svg:x="48.2cm" svg:y="9.4cm">
          <draw:text-box>
            <text:p text:style-name="P6"><text:span text:style-name="T1">Nesting depth 5</text:span></text:p>
          </draw:text-box>
        </draw:frame>
        <draw:frame draw:style-name="gr8" draw:text-style-name="P7" draw:layer="layout" svg:width="5.418cm" svg:height="2.9cm" svg:x="48cm" svg:y="6.2cm">
          <draw:text-box>
            <text:p text:style-name="P6"><text:span text:style-name="T1">Group chaining through </text:span><text:span text:style-name="T5">next</text:span><text:span text:style-name="T6"> </text:span><text:span text:style-name="T1">pointer</text:span></text:p>
          </draw:text-box>
        </draw:frame>
        <draw:frame draw:style-name="gr6" draw:text-style-name="P2" draw:layer="layout" svg:width="5.418cm" svg:height="2.387cm" svg:x="47.9cm" svg:y="15.1cm">
          <draw:text-box>
            <text:p text:style-name="P6"><text:span text:style-name="T1">Base type chaining through</text:span></text:p>
            <text:p text:style-name="P6"><text:span text:style-name="T3">base</text:span><text:span text:style-name="T1"> pointer</text:span></text:p>
          </draw:text-box>
        </draw:frame>
        <draw:frame draw:style-name="gr6" draw:text-style-name="P2" draw:layer="layout" svg:width="5.418cm" svg:height="3.099cm" svg:x="47.9cm" svg:y="28.9cm">
          <draw:text-box>
            <text:p text:style-name="P6"><text:span text:style-name="T1">Nesting chaining through</text:span></text:p>
            <text:p text:style-name="P6"><text:span text:style-name="T3">parent</text:span><text:span text:style-name="T4"> and </text:span><text:span text:style-name="T3">child</text:span><text:span text:style-name="T1"> pointers</text:span></text:p>
          </draw:text-box>
        </draw:frame>
        <draw:frame draw:style-name="gr4" draw:text-style-name="P5" draw:layer="layout" svg:width="3.1cm" svg:height="1.1cm" svg:x="18.9cm" svg:y="29.5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21.4cm" svg:y="2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29.5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24.5cm" svg:y="2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31.7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24.5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18.9cm" svg:y="27.1cm">
          <draw:text-box>
            <text:p text:style-name="P6"><text:span text:style-name="T4">parent*</text:span></text:p>
          </draw:text-box>
        </draw:frame>
        <draw:frame draw:style-name="gr4" draw:text-style-name="P4" draw:layer="layout" svg:width="6.2cm" svg:height="1.1cm" svg:x="18.9cm" svg:y="26cm">
          <draw:text-box>
            <text:p><text:span text:style-name="T3">CT</text:span></text:p>
          </draw:text-box>
        </draw:frame>
        <draw:custom-shape draw:style-name="gr1" draw:text-style-name="P1" draw:layer="layout" svg:width="0.5cm" svg:height="0.5cm" svg:x="19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18.9cm" svg:y="24.9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21.4cm" svg:y="2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24.9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24.5cm" svg:y="2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27.1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24.5cm" svg:y="2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6cm" svg:y1="25.4cm" svg:x2="21.6cm" svg:y2="23.6cm">
          <text:p/>
        </draw:line>
        <draw:line draw:style-name="gr2" draw:text-style-name="P1" draw:layer="layout" svg:x1="21.6cm" svg:y1="30cm" svg:x2="21.6cm" svg:y2="28.2cm">
          <text:p/>
        </draw:line>
        <draw:frame draw:style-name="gr4" draw:text-style-name="P5" draw:layer="layout" svg:width="3.1cm" svg:height="1.1cm" svg:x="18.9cm" svg:y="31.7cm">
          <draw:text-box>
            <text:p text:style-name="P6"><text:span text:style-name="T4">parent*</text:span></text:p>
          </draw:text-box>
        </draw:frame>
        <draw:custom-shape draw:style-name="gr1" draw:text-style-name="P1" draw:layer="layout" svg:width="0.5cm" svg:height="0.5cm" svg:x="19cm" svg:y="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2cm" svg:y1="27.7cm" svg:x2="19.2cm" svg:y2="29.5cm">
          <text:p/>
        </draw:line>
        <draw:frame draw:style-name="gr4" draw:text-style-name="P5" draw:layer="layout" svg:width="3.1cm" svg:height="1.1cm" svg:x="18.9cm" svg:y="22.5cm">
          <draw:text-box>
            <text:p text:style-name="P6"><text:span text:style-name="T4">parent*</text:span></text:p>
          </draw:text-box>
        </draw:frame>
        <draw:frame draw:style-name="gr4" draw:text-style-name="P4" draw:layer="layout" svg:width="6.2cm" svg:height="1.1cm" svg:x="18.9cm" svg:y="21.4cm">
          <draw:text-box>
            <text:p><text:span text:style-name="T3">CC</text:span></text:p>
          </draw:text-box>
        </draw:frame>
        <draw:custom-shape draw:style-name="gr1" draw:text-style-name="P1" draw:layer="layout" svg:width="0.5cm" svg:height="0.5cm" svg:x="19cm" svg:y="2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18.9cm" svg:y="20.3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21.4cm" svg:y="2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20.3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24.5cm" svg:y="2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22.5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24.5cm" svg:y="2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2cm" svg:y1="23.1cm" svg:x2="19.2cm" svg:y2="24.9cm">
          <text:p/>
        </draw:line>
        <draw:frame draw:style-name="gr4" draw:text-style-name="P5" draw:layer="layout" svg:width="3.1cm" svg:height="1.1cm" svg:x="18.9cm" svg:y="17.9cm">
          <draw:text-box>
            <text:p text:style-name="P6"><text:span text:style-name="T4">parent*</text:span></text:p>
          </draw:text-box>
        </draw:frame>
        <draw:frame draw:style-name="gr4" draw:text-style-name="P4" draw:layer="layout" svg:width="6.2cm" svg:height="1.1cm" svg:x="18.9cm" svg:y="16.8cm">
          <draw:text-box>
            <text:p><text:span text:style-name="T3">EXT</text:span></text:p>
          </draw:text-box>
        </draw:frame>
        <draw:custom-shape draw:style-name="gr1" draw:text-style-name="P1" draw:layer="layout" svg:width="0.5cm" svg:height="0.5cm" svg:x="19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18.9cm" svg:y="15.7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21.4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15.7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24.5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17.9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24.5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6cm" svg:y1="20.8cm" svg:x2="21.6cm" svg:y2="19cm">
          <text:p/>
        </draw:line>
        <draw:frame draw:style-name="gr4" draw:text-style-name="P5" draw:layer="layout" svg:width="3.1cm" svg:height="1.1cm" svg:x="27cm" svg:y="16.3cm">
          <draw:text-box>
            <text:p text:style-name="P6"><text:span text:style-name="T4">parent*</text:span></text:p>
          </draw:text-box>
        </draw:frame>
        <draw:frame draw:style-name="gr4" draw:text-style-name="P4" draw:layer="layout" svg:width="6.2cm" svg:height="1.1cm" svg:x="27cm" svg:y="15.2cm">
          <draw:text-box>
            <text:p><text:span text:style-name="T3">CT</text:span></text:p>
          </draw:text-box>
        </draw:frame>
        <draw:custom-shape draw:style-name="gr1" draw:text-style-name="P1" draw:layer="layout" svg:width="0.5cm" svg:height="0.5cm" svg:x="27.1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27cm" svg:y="14.1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29.5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30.1cm" svg:y="14.1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32.6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30.1cm" svg:y="16.3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32.6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4.8cm" svg:y1="18.5cm" svg:x2="27cm" svg:y2="17.2cm">
          <text:p/>
        </draw:line>
        <draw:frame draw:style-name="gr4" draw:text-style-name="P5" draw:layer="layout" svg:width="3.1cm" svg:height="1.1cm" svg:x="18.9cm" svg:y="13.3cm">
          <draw:text-box>
            <text:p text:style-name="P6"><text:span text:style-name="T4">parent*</text:span></text:p>
          </draw:text-box>
        </draw:frame>
        <draw:frame draw:style-name="gr4" draw:text-style-name="P4" draw:layer="layout" svg:width="6.2cm" svg:height="1.1cm" svg:x="18.9cm" svg:y="12.2cm">
          <draw:text-box>
            <text:p><text:span text:style-name="T3">SEQ</text:span></text:p>
          </draw:text-box>
        </draw:frame>
        <draw:custom-shape draw:style-name="gr1" draw:text-style-name="P1" draw:layer="layout" svg:width="0.5cm" svg:height="0.5cm" svg:x="19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18.9cm" svg:y="11.1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21.4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11.1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24.5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13.3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24.5cm" svg:y="13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1.6cm" svg:y1="11.6cm" svg:x2="21.6cm" svg:y2="9.8cm">
          <text:p/>
        </draw:line>
        <draw:line draw:style-name="gr2" draw:text-style-name="P1" draw:layer="layout" svg:x1="21.6cm" svg:y1="16.2cm" svg:x2="21.6cm" svg:y2="14.4cm">
          <text:p/>
        </draw:line>
        <draw:line draw:style-name="gr2" draw:text-style-name="P1" draw:layer="layout" svg:x1="19.2cm" svg:y1="18.5cm" svg:x2="19.2cm" svg:y2="20.3cm">
          <text:p/>
        </draw:line>
        <draw:line draw:style-name="gr2" draw:text-style-name="P1" draw:layer="layout" svg:x1="19.2cm" svg:y1="13.9cm" svg:x2="19.2cm" svg:y2="15.7cm">
          <text:p/>
        </draw:line>
        <draw:frame draw:style-name="gr4" draw:text-style-name="P5" draw:layer="layout" svg:width="3.1cm" svg:height="1.1cm" svg:x="18.9cm" svg:y="8.7cm">
          <draw:text-box>
            <text:p text:style-name="P6"><text:span text:style-name="T4">parent*</text:span></text:p>
          </draw:text-box>
        </draw:frame>
        <draw:frame draw:style-name="gr4" draw:text-style-name="P4" draw:layer="layout" svg:width="6.2cm" svg:height="1.1cm" svg:x="18.9cm" svg:y="7.6cm">
          <draw:text-box>
            <text:p><text:span text:style-name="T3">EL</text:span></text:p>
          </draw:text-box>
        </draw:frame>
        <draw:custom-shape draw:style-name="gr1" draw:text-style-name="P1" draw:layer="layout" svg:width="0.5cm" svg:height="0.5cm" svg:x="19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18.9cm" svg:y="6.5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21.4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6.5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24.5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2cm" svg:y="8.7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24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2cm" svg:y1="9.3cm" svg:x2="19.2cm" svg:y2="11.1cm">
          <text:p/>
        </draw:line>
        <draw:frame draw:style-name="gr4" draw:text-style-name="P5" draw:layer="layout" svg:width="3.1cm" svg:height="1.1cm" svg:x="26.3cm" svg:y="8.7cm">
          <draw:text-box>
            <text:p text:style-name="P6"><text:span text:style-name="T4">parent*</text:span></text:p>
          </draw:text-box>
        </draw:frame>
        <draw:frame draw:style-name="gr4" draw:text-style-name="P4" draw:layer="layout" svg:width="6.2cm" svg:height="1.1cm" svg:x="26.3cm" svg:y="7.6cm">
          <draw:text-box>
            <text:p><text:span text:style-name="T3">EL</text:span></text:p>
          </draw:text-box>
        </draw:frame>
        <draw:custom-shape draw:style-name="gr1" draw:text-style-name="P1" draw:layer="layout" svg:width="0.5cm" svg:height="0.5cm" svg:x="26.4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26.3cm" svg:y="6.5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28.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9.4cm" svg:y="6.5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31.9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29.4cm" svg:y="8.7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31.9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4.8cm" svg:y1="7.1cm" svg:x2="26.3cm" svg:y2="7.1cm">
          <text:p/>
        </draw:line>
        <draw:line draw:style-name="gr2" draw:text-style-name="P1" draw:layer="layout" svg:x1="26.6cm" svg:y1="9.3cm" svg:x2="19.3cm" svg:y2="11cm">
          <text:p/>
        </draw:line>
        <draw:frame draw:style-name="gr4" draw:text-style-name="P5" draw:layer="layout" svg:width="3.1cm" svg:height="1.1cm" svg:x="33.7cm" svg:y="8.7cm">
          <draw:text-box>
            <text:p text:style-name="P6"><text:span text:style-name="T4">parent*</text:span></text:p>
          </draw:text-box>
        </draw:frame>
        <draw:frame draw:style-name="gr4" draw:text-style-name="P4" draw:layer="layout" svg:width="6.2cm" svg:height="1.1cm" svg:x="33.7cm" svg:y="7.6cm">
          <draw:text-box>
            <text:p><text:span text:style-name="T3">EL</text:span></text:p>
          </draw:text-box>
        </draw:frame>
        <draw:custom-shape draw:style-name="gr1" draw:text-style-name="P1" draw:layer="layout" svg:width="0.5cm" svg:height="0.5cm" svg:x="33.8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33.7cm" svg:y="6.5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36.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36.8cm" svg:y="6.5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39.3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36.8cm" svg:y="8.7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39.3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2.2cm" svg:y1="7.1cm" svg:x2="33.7cm" svg:y2="7.1cm">
          <text:p/>
        </draw:line>
        <draw:line draw:style-name="gr2" draw:text-style-name="P1" draw:layer="layout" svg:x1="34.1cm" svg:y1="9.3cm" svg:x2="19.3cm" svg:y2="11cm">
          <text:p/>
        </draw:line>
        <draw:line draw:style-name="gr7" draw:text-style-name="P1" draw:layer="layout" svg:x1="16.9cm" svg:y1="15.2cm" svg:x2="53.7cm" svg:y2="15.2cm">
          <text:p/>
        </draw:line>
        <draw:frame draw:style-name="gr4" draw:text-style-name="P5" draw:layer="layout" svg:width="5.4cm" svg:height="1.1cm" svg:x="1cm" svg:y="13cm">
          <draw:text-box>
            <text:p><text:span text:style-name="T4">parent*</text:span></text:p>
          </draw:text-box>
        </draw:frame>
        <draw:frame draw:style-name="gr4" draw:text-style-name="P5" draw:layer="layout" svg:width="5.4cm" svg:height="1.1cm" svg:x="1cm" svg:y="11.9cm">
          <draw:text-box>
            <text:p><text:span text:style-name="T4">child*</text:span></text:p>
          </draw:text-box>
        </draw:frame>
        <draw:frame draw:style-name="gr6" draw:text-style-name="P2" draw:layer="layout" svg:width="2.1cm" svg:height="1.1cm" svg:x="18.9cm" svg:y="32.8cm">
          <draw:text-box>
            <text:p><text:span text:style-name="T1">Root</text:span></text:p>
          </draw:text-box>
        </draw:frame>
        <draw:frame draw:style-name="gr4" draw:text-style-name="P5" draw:layer="layout" svg:width="3.1cm" svg:height="1.1cm" svg:x="41.8cm" svg:y="7.1cm">
          <draw:text-box>
            <text:p text:style-name="P6"><text:span text:style-name="T4">parent*</text:span></text:p>
          </draw:text-box>
        </draw:frame>
        <draw:frame draw:style-name="gr4" draw:text-style-name="P4" draw:layer="layout" svg:width="6.2cm" svg:height="1.1cm" svg:x="41.8cm" svg:y="6cm">
          <draw:text-box>
            <text:p><text:span text:style-name="T3">CT</text:span></text:p>
          </draw:text-box>
        </draw:frame>
        <draw:custom-shape draw:style-name="gr1" draw:text-style-name="P1" draw:layer="layout" svg:width="0.5cm" svg:height="0.5cm" svg:x="41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1cm" svg:height="1.1cm" svg:x="41.8cm" svg:y="4.9cm">
          <draw:text-box>
            <text:p><text:span text:style-name="T4">child*</text:span></text:p>
          </draw:text-box>
        </draw:frame>
        <draw:custom-shape draw:style-name="gr1" draw:text-style-name="P1" draw:layer="layout" svg:width="0.5cm" svg:height="0.5cm" svg:x="44.3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44.9cm" svg:y="4.9cm">
          <draw:text-box>
            <text:p><text:span text:style-name="T1">next*</text:span></text:p>
          </draw:text-box>
        </draw:frame>
        <draw:custom-shape draw:style-name="gr1" draw:text-style-name="P1" draw:layer="layout" svg:width="0.5cm" svg:height="0.5cm" svg:x="47.4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1cm" svg:height="1.1cm" svg:x="44.9cm" svg:y="7.1cm">
          <draw:text-box>
            <text:p><text:span text:style-name="T1">base*</text:span></text:p>
          </draw:text-box>
        </draw:frame>
        <draw:custom-shape draw:style-name="gr1" draw:text-style-name="P1" draw:layer="layout" svg:width="0.5cm" svg:height="0.5cm" svg:x="47.4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9.6cm" svg:y1="9.3cm" svg:x2="41.8cm" svg:y2="8cm">
          <text:p/>
        </draw:line>
      </draw:page>
      <draw:page draw:name="page2" draw:style-name="dp1" draw:master-page-name="Default">
        <draw:custom-shape draw:style-name="gr9" draw:text-style-name="P1" draw:layer="layout" svg:width="8.9cm" svg:height="3.7cm" svg:x="21cm" svg:y="11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5.6cm" svg:x="41.6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5.6cm" svg:x="31.2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7.4cm" svg:x="31.2cm" svg:y="12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5.5cm" svg:x="31.3cm" svg:y="2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15.1cm" svg:x="21cm" svg:y="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20.2cm" svg:x="10.7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.1cm" svg:x="11.2cm" svg:y="17.5cm">
          <draw:text-box>
            <text:p><text:span text:style-name="T3">SEQ</text:span></text:p>
          </draw:text-box>
        </draw:frame>
        <draw:frame draw:style-name="gr4" draw:text-style-name="P4" draw:layer="layout" svg:width="2.5cm" svg:height="1.1cm" svg:x="11.2cm" svg:y="29.1cm">
          <draw:text-box>
            <text:p><text:span text:style-name="T3">EXT</text:span></text:p>
          </draw:text-box>
        </draw:frame>
        <draw:frame draw:style-name="gr4" draw:text-style-name="P4" draw:layer="layout" svg:width="2.5cm" svg:height="1.1cm" svg:x="11.2cm" svg:y="31cm">
          <draw:text-box>
            <text:p><text:span text:style-name="T3">CC</text:span></text:p>
          </draw:text-box>
        </draw:frame>
        <draw:frame draw:style-name="gr4" draw:text-style-name="P4" draw:layer="layout" svg:width="2.5cm" svg:height="1.1cm" svg:x="11.2cm" svg:y="32.9cm">
          <draw:text-box>
            <text:p><text:span text:style-name="T3">CT</text:span></text:p>
          </draw:text-box>
        </draw:frame>
        <draw:frame draw:style-name="gr4" draw:text-style-name="P4" draw:layer="layout" svg:width="2.5cm" svg:height="1.1cm" svg:x="11.2cm" svg:y="34.8cm">
          <draw:text-box>
            <text:p><text:span text:style-name="T3">EL</text:span></text:p>
          </draw:text-box>
        </draw:frame>
        <draw:line draw:style-name="gr2" draw:text-style-name="P1" draw:layer="layout" svg:x1="18.7cm" svg:y1="29.6cm" svg:x2="21.5cm" svg:y2="28.4cm">
          <text:p/>
        </draw:line>
        <draw:frame draw:style-name="gr4" draw:text-style-name="P4" draw:layer="layout" svg:width="2.5cm" svg:height="1.1cm" svg:x="11.2cm" svg:y="16.4cm">
          <draw:text-box>
            <text:p><text:span text:style-name="T3">EL</text:span></text:p>
          </draw:text-box>
        </draw:frame>
        <draw:line draw:style-name="gr2" draw:text-style-name="P1" draw:layer="layout" svg:x1="13.3cm" svg:y1="34.8cm" svg:x2="13.3cm" svg:y2="34cm">
          <text:p/>
        </draw:line>
        <draw:line draw:style-name="gr2" draw:text-style-name="P1" draw:layer="layout" svg:x1="13.3cm" svg:y1="32.9cm" svg:x2="13.3cm" svg:y2="32.1cm">
          <text:p/>
        </draw:line>
        <draw:line draw:style-name="gr2" draw:text-style-name="P1" draw:layer="layout" svg:x1="13.3cm" svg:y1="31cm" svg:x2="13.3cm" svg:y2="30.2cm">
          <text:p/>
        </draw:line>
        <draw:line draw:style-name="gr2" draw:text-style-name="P1" draw:layer="layout" svg:x1="13.3cm" svg:y1="29.1cm" svg:x2="13.3cm" svg:y2="18.6cm">
          <text:p/>
        </draw:line>
        <draw:frame draw:style-name="gr10" draw:text-style-name="P9" draw:layer="layout" svg:width="5cm" svg:height="1.1cm" svg:x="13.7cm" svg:y="29.1cm">
          <draw:text-box>
            <text:p text:style-name="P8"><text:span text:style-name="T1">IdentifiedObject</text:span></text:p>
          </draw:text-box>
        </draw:frame>
        <draw:frame draw:style-name="gr10" draw:text-style-name="P9" draw:layer="layout" svg:width="5cm" svg:height="1.1cm" svg:x="13.7cm" svg:y="32.9cm">
          <draw:text-box>
            <text:p text:style-name="P8"><text:span text:style-name="T1">Registration</text:span></text:p>
          </draw:text-box>
        </draw:frame>
        <draw:frame draw:style-name="gr10" draw:text-style-name="P9" draw:layer="layout" svg:width="5cm" svg:height="1.1cm" svg:x="13.7cm" svg:y="34.8cm">
          <draw:text-box>
            <text:p text:style-name="P8"><text:span text:style-name="T1">Registration</text:span></text:p>
          </draw:text-box>
        </draw:frame>
        <draw:frame draw:style-name="gr10" draw:text-style-name="P9" draw:layer="layout" svg:width="5cm" svg:height="1.1cm" svg:x="13.7cm" svg:y="16.4cm">
          <draw:text-box>
            <text:p text:style-name="P8"><text:span text:style-name="T1">pIN</text:span></text:p>
          </draw:text-box>
        </draw:frame>
        <draw:frame draw:style-name="gr4" draw:text-style-name="P4" draw:layer="layout" svg:width="2.5cm" svg:height="1.1cm" svg:x="21.5cm" svg:y="23.9cm">
          <draw:text-box>
            <text:p><text:span text:style-name="T3">EXT</text:span></text:p>
          </draw:text-box>
        </draw:frame>
        <draw:frame draw:style-name="gr4" draw:text-style-name="P4" draw:layer="layout" svg:width="2.5cm" svg:height="1.1cm" svg:x="21.5cm" svg:y="25.8cm">
          <draw:text-box>
            <text:p><text:span text:style-name="T3">CC</text:span></text:p>
          </draw:text-box>
        </draw:frame>
        <draw:frame draw:style-name="gr4" draw:text-style-name="P4" draw:layer="layout" svg:width="2.5cm" svg:height="1.1cm" svg:x="21.5cm" svg:y="27.7cm">
          <draw:text-box>
            <text:p><text:span text:style-name="T3">CT</text:span></text:p>
          </draw:text-box>
        </draw:frame>
        <draw:line draw:style-name="gr2" draw:text-style-name="P1" draw:layer="layout" svg:x1="23.6cm" svg:y1="27.7cm" svg:x2="23.6cm" svg:y2="26.9cm">
          <text:p/>
        </draw:line>
        <draw:line draw:style-name="gr2" draw:text-style-name="P1" draw:layer="layout" svg:x1="23.6cm" svg:y1="25.8cm" svg:x2="23.6cm" svg:y2="25cm">
          <text:p/>
        </draw:line>
        <draw:frame draw:style-name="gr10" draw:text-style-name="P9" draw:layer="layout" svg:width="5cm" svg:height="1.1cm" svg:x="24cm" svg:y="23.9cm">
          <draw:text-box>
            <text:p text:style-name="P8"><text:span text:style-name="T1">Resource</text:span></text:p>
          </draw:text-box>
        </draw:frame>
        <draw:frame draw:style-name="gr10" draw:text-style-name="P9" draw:layer="layout" svg:width="5cm" svg:height="1.1cm" svg:x="24cm" svg:y="27.7cm">
          <draw:text-box>
            <text:p text:style-name="P8"><text:span text:style-name="T1">IdentifiedObject</text:span></text:p>
          </draw:text-box>
        </draw:frame>
        <draw:frame draw:style-name="gr4" draw:text-style-name="P4" draw:layer="layout" svg:width="2.5cm" svg:height="1.1cm" svg:x="31.8cm" svg:y="20.6cm">
          <draw:text-box>
            <text:p><text:span text:style-name="T3">AT</text:span></text:p>
          </draw:text-box>
        </draw:frame>
        <draw:frame draw:style-name="gr4" draw:text-style-name="P4" draw:layer="layout" svg:width="2.5cm" svg:height="1.1cm" svg:x="31.8cm" svg:y="22.5cm">
          <draw:text-box>
            <text:p><text:span text:style-name="T3">CT</text:span></text:p>
          </draw:text-box>
        </draw:frame>
        <draw:line draw:style-name="gr2" draw:text-style-name="P1" draw:layer="layout" svg:x1="33.9cm" svg:y1="22.5cm" svg:x2="33.9cm" svg:y2="21.7cm">
          <text:p/>
        </draw:line>
        <draw:frame draw:style-name="gr10" draw:text-style-name="P9" draw:layer="layout" svg:width="5cm" svg:height="1.1cm" svg:x="34.3cm" svg:y="20.6cm">
          <draw:text-box>
            <text:p text:style-name="P8"><text:span text:style-name="T1">href</text:span></text:p>
          </draw:text-box>
        </draw:frame>
        <draw:frame draw:style-name="gr10" draw:text-style-name="P9" draw:layer="layout" svg:width="5cm" svg:height="1.1cm" svg:x="34.3cm" svg:y="22.5cm">
          <draw:text-box>
            <text:p text:style-name="P8"><text:span text:style-name="T1">Resource</text:span></text:p>
          </draw:text-box>
        </draw:frame>
        <draw:line draw:style-name="gr2" draw:text-style-name="P1" draw:layer="layout" svg:x1="23.6cm" svg:y1="23.9cm" svg:x2="23.6cm" svg:y2="19.7cm">
          <text:p/>
        </draw:line>
        <draw:frame draw:style-name="gr4" draw:text-style-name="P4" draw:layer="layout" svg:width="2.5cm" svg:height="1.1cm" svg:x="21.5cm" svg:y="18.6cm">
          <draw:text-box>
            <text:p><text:span text:style-name="T3">SEQ</text:span></text:p>
          </draw:text-box>
        </draw:frame>
        <draw:frame draw:style-name="gr4" draw:text-style-name="P4" draw:layer="layout" svg:width="2.5cm" svg:height="1.1cm" svg:x="21.5cm" svg:y="17.5cm">
          <draw:text-box>
            <text:p><text:span text:style-name="T3">EL</text:span></text:p>
          </draw:text-box>
        </draw:frame>
        <draw:frame draw:style-name="gr10" draw:text-style-name="P9" draw:layer="layout" svg:width="5cm" svg:height="1.1cm" svg:x="24cm" svg:y="17.5cm">
          <draw:text-box>
            <text:p text:style-name="P8"><text:span text:style-name="T1">mRID</text:span></text:p>
          </draw:text-box>
        </draw:frame>
        <draw:frame draw:style-name="gr4" draw:text-style-name="P4" draw:layer="layout" svg:width="2.5cm" svg:height="1.1cm" svg:x="21.5cm" svg:y="16.4cm">
          <draw:text-box>
            <text:p><text:span text:style-name="T3">EL</text:span></text:p>
          </draw:text-box>
        </draw:frame>
        <draw:frame draw:style-name="gr10" draw:text-style-name="P9" draw:layer="layout" svg:width="5cm" svg:height="1.1cm" svg:x="24cm" svg:y="16.4cm">
          <draw:text-box>
            <text:p text:style-name="P8"><text:span text:style-name="T1">description</text:span></text:p>
          </draw:text-box>
        </draw:frame>
        <draw:frame draw:style-name="gr4" draw:text-style-name="P4" draw:layer="layout" svg:width="2.5cm" svg:height="1.1cm" svg:x="21.5cm" svg:y="29.6cm">
          <draw:text-box>
            <text:p><text:span text:style-name="T3">EL</text:span></text:p>
          </draw:text-box>
        </draw:frame>
        <draw:line draw:style-name="gr2" draw:text-style-name="P1" draw:layer="layout" svg:x1="23.6cm" svg:y1="29.6cm" svg:x2="23.6cm" svg:y2="28.8cm">
          <text:p/>
        </draw:line>
        <draw:frame draw:style-name="gr10" draw:text-style-name="P9" draw:layer="layout" svg:width="5cm" svg:height="1.1cm" svg:x="24cm" svg:y="29.6cm">
          <draw:text-box>
            <text:p text:style-name="P8"><text:span text:style-name="T1">IdentifiedObject</text:span></text:p>
          </draw:text-box>
        </draw:frame>
        <draw:frame draw:style-name="gr4" draw:text-style-name="P4" draw:layer="layout" svg:width="2.5cm" svg:height="1.1cm" svg:x="31.8cm" svg:y="24.4cm">
          <draw:text-box>
            <text:p><text:span text:style-name="T3">EL</text:span></text:p>
          </draw:text-box>
        </draw:frame>
        <draw:line draw:style-name="gr2" draw:text-style-name="P1" draw:layer="layout" svg:x1="33.9cm" svg:y1="24.4cm" svg:x2="33.9cm" svg:y2="23.6cm">
          <text:p/>
        </draw:line>
        <draw:frame draw:style-name="gr10" draw:text-style-name="P9" draw:layer="layout" svg:width="5cm" svg:height="1.1cm" svg:x="34.3cm" svg:y="24.4cm">
          <draw:text-box>
            <text:p text:style-name="P8"><text:span text:style-name="T1">Resource</text:span></text:p>
          </draw:text-box>
        </draw:frame>
        <draw:line draw:style-name="gr2" draw:text-style-name="P1" draw:layer="layout" svg:x1="12.8cm" svg:y1="18.6cm" svg:x2="12.8cm" svg:y2="29.1cm">
          <text:p/>
        </draw:line>
        <draw:line draw:style-name="gr2" draw:text-style-name="P1" draw:layer="layout" svg:x1="12.8cm" svg:y1="30.2cm" svg:x2="12.8cm" svg:y2="31cm">
          <text:p/>
        </draw:line>
        <draw:line draw:style-name="gr2" draw:text-style-name="P1" draw:layer="layout" svg:x1="12.8cm" svg:y1="32.1cm" svg:x2="12.8cm" svg:y2="32.9cm">
          <text:p/>
        </draw:line>
        <draw:line draw:style-name="gr2" draw:text-style-name="P1" draw:layer="layout" svg:x1="12.8cm" svg:y1="34cm" svg:x2="12.8cm" svg:y2="34.8cm">
          <text:p/>
        </draw:line>
        <draw:line draw:style-name="gr2" draw:text-style-name="P1" draw:layer="layout" svg:x1="23.1cm" svg:y1="28.8cm" svg:x2="23.1cm" svg:y2="29.6cm">
          <text:p/>
        </draw:line>
        <draw:line draw:style-name="gr2" draw:text-style-name="P1" draw:layer="layout" svg:x1="23.1cm" svg:y1="26.9cm" svg:x2="23.1cm" svg:y2="27.7cm">
          <text:p/>
        </draw:line>
        <draw:line draw:style-name="gr2" draw:text-style-name="P1" draw:layer="layout" svg:x1="23.1cm" svg:y1="25cm" svg:x2="23.1cm" svg:y2="25.8cm">
          <text:p/>
        </draw:line>
        <draw:line draw:style-name="gr2" draw:text-style-name="P1" draw:layer="layout" svg:x1="23.1cm" svg:y1="19.7cm" svg:x2="23.1cm" svg:y2="23.9cm">
          <text:p/>
        </draw:line>
        <draw:line draw:style-name="gr2" draw:text-style-name="P1" draw:layer="layout" svg:x1="33.4cm" svg:y1="23.6cm" svg:x2="33.4cm" svg:y2="24.4cm">
          <text:p/>
        </draw:line>
        <draw:line draw:style-name="gr2" draw:text-style-name="P1" draw:layer="layout" svg:x1="33.4cm" svg:y1="21.7cm" svg:x2="33.4cm" svg:y2="22.5cm">
          <text:p/>
        </draw:line>
        <draw:line draw:style-name="gr2" draw:text-style-name="P1" draw:layer="layout" svg:x1="29cm" svg:y1="24.4cm" svg:x2="31.8cm" svg:y2="23.2cm">
          <text:p/>
        </draw:line>
        <draw:line draw:style-name="gr2" draw:text-style-name="P1" draw:layer="layout" svg:x1="29cm" svg:y1="18.2cm" svg:x2="31.8cm" svg:y2="17cm">
          <text:p/>
        </draw:line>
        <draw:line draw:style-name="gr2" draw:text-style-name="P1" draw:layer="layout" svg:x1="29cm" svg:y1="17.1cm" svg:x2="31.8cm" svg:y2="10.7cm">
          <text:p/>
        </draw:line>
        <draw:frame draw:style-name="gr4" draw:text-style-name="P4" draw:layer="layout" svg:width="2.5cm" svg:height="1.1cm" svg:x="31.8cm" svg:y="12.5cm">
          <draw:text-box>
            <text:p><text:span text:style-name="T3">EXT</text:span></text:p>
          </draw:text-box>
        </draw:frame>
        <draw:frame draw:style-name="gr4" draw:text-style-name="P4" draw:layer="layout" svg:width="2.5cm" svg:height="1.1cm" svg:x="31.8cm" svg:y="14.4cm">
          <draw:text-box>
            <text:p><text:span text:style-name="T3">SC</text:span></text:p>
          </draw:text-box>
        </draw:frame>
        <draw:frame draw:style-name="gr4" draw:text-style-name="P4" draw:layer="layout" svg:width="2.5cm" svg:height="1.1cm" svg:x="31.8cm" svg:y="18.2cm">
          <draw:text-box>
            <text:p><text:span text:style-name="T3">EL</text:span></text:p>
          </draw:text-box>
        </draw:frame>
        <draw:line draw:style-name="gr2" draw:text-style-name="P1" draw:layer="layout" svg:x1="33.9cm" svg:y1="18.2cm" svg:x2="33.9cm" svg:y2="17.4cm">
          <text:p/>
        </draw:line>
        <draw:line draw:style-name="gr2" draw:text-style-name="P1" draw:layer="layout" svg:x1="33.9cm" svg:y1="14.4cm" svg:x2="33.9cm" svg:y2="13.6cm">
          <text:p/>
        </draw:line>
        <draw:frame draw:style-name="gr10" draw:text-style-name="P9" draw:layer="layout" svg:width="5cm" svg:height="1.1cm" svg:x="34.3cm" svg:y="12.5cm">
          <draw:text-box>
            <text:p text:style-name="P8"><text:span text:style-name="T1">HexBinary128</text:span></text:p>
          </draw:text-box>
        </draw:frame>
        <draw:frame draw:style-name="gr10" draw:text-style-name="P9" draw:layer="layout" svg:width="5cm" svg:height="1.1cm" svg:x="34.3cm" svg:y="18.2cm">
          <draw:text-box>
            <text:p text:style-name="P8"><text:span text:style-name="T1">mRIDType</text:span></text:p>
          </draw:text-box>
        </draw:frame>
        <draw:frame draw:style-name="gr4" draw:text-style-name="P4" draw:layer="layout" svg:width="2.5cm" svg:height="1.1cm" svg:x="42.1cm" svg:y="9.1cm">
          <draw:text-box>
            <text:p><text:span text:style-name="T3">RS</text:span></text:p>
          </draw:text-box>
        </draw:frame>
        <draw:frame draw:style-name="gr4" draw:text-style-name="P4" draw:layer="layout" svg:width="2.5cm" svg:height="1.1cm" svg:x="42.1cm" svg:y="11cm">
          <draw:text-box>
            <text:p><text:span text:style-name="T3">ST</text:span></text:p>
          </draw:text-box>
        </draw:frame>
        <draw:line draw:style-name="gr2" draw:text-style-name="P1" draw:layer="layout" svg:x1="44.2cm" svg:y1="11cm" svg:x2="44.2cm" svg:y2="10.2cm">
          <text:p/>
        </draw:line>
        <draw:frame draw:style-name="gr10" draw:text-style-name="P9" draw:layer="layout" svg:width="5cm" svg:height="1.1cm" svg:x="44.6cm" svg:y="9.1cm">
          <draw:text-box>
            <text:p text:style-name="P8"><text:span text:style-name="T1">xs:hexBinary</text:span></text:p>
          </draw:text-box>
        </draw:frame>
        <draw:frame draw:style-name="gr10" draw:text-style-name="P9" draw:layer="layout" svg:width="5cm" svg:height="1.1cm" svg:x="44.6cm" svg:y="11cm">
          <draw:text-box>
            <text:p text:style-name="P8"><text:span text:style-name="T1">HexBinary128</text:span></text:p>
          </draw:text-box>
        </draw:frame>
        <draw:frame draw:style-name="gr4" draw:text-style-name="P4" draw:layer="layout" svg:width="2.5cm" svg:height="1.1cm" svg:x="31.8cm" svg:y="16.3cm">
          <draw:text-box>
            <text:p><text:span text:style-name="T3">CT</text:span></text:p>
          </draw:text-box>
        </draw:frame>
        <draw:line draw:style-name="gr2" draw:text-style-name="P1" draw:layer="layout" svg:x1="33.9cm" svg:y1="16.3cm" svg:x2="33.9cm" svg:y2="15.5cm">
          <text:p/>
        </draw:line>
        <draw:frame draw:style-name="gr10" draw:text-style-name="P9" draw:layer="layout" svg:width="5cm" svg:height="1.1cm" svg:x="34.3cm" svg:y="16.3cm">
          <draw:text-box>
            <text:p text:style-name="P8"><text:span text:style-name="T1">mRIDType</text:span></text:p>
          </draw:text-box>
        </draw:frame>
        <draw:frame draw:style-name="gr4" draw:text-style-name="P4" draw:layer="layout" svg:width="2.5cm" svg:height="1.1cm" svg:x="42.1cm" svg:y="7.2cm">
          <draw:text-box>
            <text:p><text:span text:style-name="T3">ML</text:span></text:p>
          </draw:text-box>
        </draw:frame>
        <draw:line draw:style-name="gr2" draw:text-style-name="P1" draw:layer="layout" svg:x1="44.2cm" svg:y1="9.1cm" svg:x2="44.2cm" svg:y2="8.3cm">
          <text:p/>
        </draw:line>
        <draw:frame draw:style-name="gr4" draw:text-style-name="P4" draw:layer="layout" svg:width="2.5cm" svg:height="1.1cm" svg:x="31.8cm" svg:y="8.2cm">
          <draw:text-box>
            <text:p><text:span text:style-name="T3">RS</text:span></text:p>
          </draw:text-box>
        </draw:frame>
        <draw:frame draw:style-name="gr4" draw:text-style-name="P4" draw:layer="layout" svg:width="2.5cm" svg:height="1.1cm" svg:x="31.8cm" svg:y="10.1cm">
          <draw:text-box>
            <text:p><text:span text:style-name="T3">ST</text:span></text:p>
          </draw:text-box>
        </draw:frame>
        <draw:line draw:style-name="gr2" draw:text-style-name="P1" draw:layer="layout" svg:x1="33.9cm" svg:y1="10.1cm" svg:x2="33.9cm" svg:y2="9.3cm">
          <text:p/>
        </draw:line>
        <draw:frame draw:style-name="gr10" draw:text-style-name="P9" draw:layer="layout" svg:width="5cm" svg:height="1.1cm" svg:x="34.3cm" svg:y="8.2cm">
          <draw:text-box>
            <text:p text:style-name="P8"><text:span text:style-name="T1">xs:string</text:span></text:p>
          </draw:text-box>
        </draw:frame>
        <draw:frame draw:style-name="gr10" draw:text-style-name="P9" draw:layer="layout" svg:width="5cm" svg:height="1.1cm" svg:x="34.3cm" svg:y="10.1cm">
          <draw:text-box>
            <text:p text:style-name="P8"><text:span text:style-name="T1">String32</text:span></text:p>
          </draw:text-box>
        </draw:frame>
        <draw:frame draw:style-name="gr4" draw:text-style-name="P4" draw:layer="layout" svg:width="2.5cm" svg:height="1.1cm" svg:x="31.8cm" svg:y="6.3cm">
          <draw:text-box>
            <text:p><text:span text:style-name="T3">MXL</text:span></text:p>
          </draw:text-box>
        </draw:frame>
        <draw:line draw:style-name="gr2" draw:text-style-name="P1" draw:layer="layout" svg:x1="33.9cm" svg:y1="8.2cm" svg:x2="33.9cm" svg:y2="7.4cm">
          <text:p/>
        </draw:line>
        <draw:line draw:style-name="gr2" draw:text-style-name="P1" draw:layer="layout" svg:x1="18.8cm" svg:y1="17cm" svg:x2="21.4cm" svg:y2="14.7cm">
          <text:p/>
        </draw:line>
        <draw:frame draw:style-name="gr4" draw:text-style-name="P4" draw:layer="layout" svg:width="2.5cm" svg:height="1.1cm" svg:x="21.5cm" svg:y="12.1cm">
          <draw:text-box>
            <text:p><text:span text:style-name="T3">RS</text:span></text:p>
          </draw:text-box>
        </draw:frame>
        <draw:frame draw:style-name="gr4" draw:text-style-name="P4" draw:layer="layout" svg:width="2.5cm" svg:height="1.1cm" svg:x="21.5cm" svg:y="14cm">
          <draw:text-box>
            <text:p><text:span text:style-name="T3">ST</text:span></text:p>
          </draw:text-box>
        </draw:frame>
        <draw:line draw:style-name="gr2" draw:text-style-name="P1" draw:layer="layout" svg:x1="23.6cm" svg:y1="14cm" svg:x2="23.6cm" svg:y2="13.2cm">
          <text:p/>
        </draw:line>
        <draw:frame draw:style-name="gr10" draw:text-style-name="P9" draw:layer="layout" svg:width="5.5cm" svg:height="1.1cm" svg:x="24cm" svg:y="12.1cm">
          <draw:text-box>
            <text:p text:style-name="P8"><text:span text:style-name="T1">xs:unsignedShort</text:span></text:p>
          </draw:text-box>
        </draw:frame>
        <draw:frame draw:style-name="gr10" draw:text-style-name="P9" draw:layer="layout" svg:width="5cm" svg:height="1.1cm" svg:x="24cm" svg:y="14cm">
          <draw:text-box>
            <text:p text:style-name="P8"><text:span text:style-name="T1">UInt16</text:span></text:p>
          </draw:text-box>
        </draw:frame>
        <draw:line draw:style-name="gr2" draw:text-style-name="P1" draw:layer="layout" svg:x1="39.3cm" svg:y1="13cm" svg:x2="42.1cm" svg:y2="11.8cm">
          <text:p/>
        </draw:line>
        <draw:polyline draw:style-name="gr11" draw:text-style-name="P1" draw:layer="layout" svg:width="29.299cm" svg:height="33.799cm" draw:transform="rotate (1.5707963267949) translate (8.1cm 35.7cm)" svg:viewBox="0 0 29300 33800" draw:points="0,2900 5500,2900 5000,13200 10700,13200 10200,23500 15100,23500 11700,13200 17100,13200 16400,23500 22100,23500 23600,33800 28500,33800 23100,23500 18200,13200 22000,19400 24500,23500 29300,23500 19300,13200 6600,2900 18200,2900 20600,13200 23600,13200 19300,3000 19300,0">
          <text:p/>
        </draw:polyline>
        <draw:frame draw:style-name="gr12" draw:text-style-name="P10" draw:layer="layout" svg:width="1.2cm" svg:height="1.55cm" svg:x="30.4cm" svg:y="19.1cm">
          <draw:text-box>
            <text:p><text:span text:style-name="T7">1</text:span></text:p>
          </draw:text-box>
        </draw:frame>
        <draw:frame draw:style-name="gr12" draw:text-style-name="P10" draw:layer="layout" svg:width="1.2cm" svg:height="1.55cm" svg:x="40.7cm" svg:y="5.65cm">
          <draw:text-box>
            <text:p><text:span text:style-name="T7">2</text:span></text:p>
          </draw:text-box>
        </draw:frame>
        <draw:frame draw:style-name="gr12" draw:text-style-name="P10" draw:layer="layout" svg:width="1.2cm" svg:height="1.55cm" svg:x="30.4cm" svg:y="11cm">
          <draw:text-box>
            <text:p><text:span text:style-name="T7">3</text:span></text:p>
          </draw:text-box>
        </draw:frame>
        <draw:frame draw:style-name="gr12" draw:text-style-name="P10" draw:layer="layout" svg:width="1.2cm" svg:height="1.55cm" svg:x="30.4cm" svg:y="4.9cm">
          <draw:text-box>
            <text:p><text:span text:style-name="T7">4</text:span></text:p>
          </draw:text-box>
        </draw:frame>
        <draw:frame draw:style-name="gr12" draw:text-style-name="P10" draw:layer="layout" svg:width="1.2cm" svg:height="1.55cm" svg:x="20.1cm" svg:y="14.8cm">
          <draw:text-box>
            <text:p><text:span text:style-name="T7">5</text:span></text:p>
          </draw:text-box>
        </draw:frame>
        <draw:frame draw:style-name="gr13" draw:text-style-name="P10" draw:layer="layout" svg:width="1.2cm" svg:height="1.5cm" svg:x="20.1cm" svg:y="10.6cm">
          <draw:text-box>
            <text:p><text:span text:style-name="T7">6</text:span></text:p>
          </draw:text-box>
        </draw:frame>
        <draw:frame draw:style-name="gr13" draw:text-style-name="P10" draw:layer="layout" svg:width="1.2cm" svg:height="1.5cm" svg:x="9.9cm" svg:y="14.9cm">
          <draw:text-box>
            <text:p><text:span text:style-name="T7">7</text:span></text:p>
          </draw:text-box>
        </draw:frame>
        <draw:line draw:style-name="gr14" draw:text-style-name="P1" draw:layer="layout" svg:x1="8.5cm" svg:y1="35.7cm" svg:x2="11.1cm" svg:y2="35.7cm">
          <text:p/>
        </draw:line>
        <draw:line draw:style-name="gr2" draw:text-style-name="P1" draw:layer="layout" svg:x1="33.4cm" svg:y1="17.4cm" svg:x2="33.4cm" svg:y2="18.2cm">
          <text:p/>
        </draw:line>
        <draw:line draw:style-name="gr2" draw:text-style-name="P1" draw:layer="layout" svg:x1="33.4cm" svg:y1="15.5cm" svg:x2="33.4cm" svg:y2="16.3cm">
          <text:p/>
        </draw:line>
        <draw:line draw:style-name="gr2" draw:text-style-name="P1" draw:layer="layout" svg:x1="33.4cm" svg:y1="13.6cm" svg:x2="33.4cm" svg:y2="14.4cm">
          <text:p/>
        </draw:line>
        <draw:line draw:style-name="gr2" draw:text-style-name="P1" draw:layer="layout" svg:x1="33.4cm" svg:y1="9.3cm" svg:x2="33.4cm" svg:y2="10.1cm">
          <text:p/>
        </draw:line>
        <draw:line draw:style-name="gr2" draw:text-style-name="P1" draw:layer="layout" svg:x1="33.4cm" svg:y1="7.4cm" svg:x2="33.4cm" svg:y2="8.2cm">
          <text:p/>
        </draw:line>
        <draw:line draw:style-name="gr2" draw:text-style-name="P1" draw:layer="layout" svg:x1="43.7cm" svg:y1="8.3cm" svg:x2="43.7cm" svg:y2="9.1cm">
          <text:p/>
        </draw:line>
        <draw:line draw:style-name="gr2" draw:text-style-name="P1" draw:layer="layout" svg:x1="43.7cm" svg:y1="10.2cm" svg:x2="43.7cm" svg:y2="11cm">
          <text:p/>
        </draw:line>
        <draw:line draw:style-name="gr2" draw:text-style-name="P1" draw:layer="layout" svg:x1="23.1cm" svg:y1="13.2cm" svg:x2="23.1cm" svg:y2="14cm">
          <text:p/>
        </draw:line>
        <draw:frame draw:style-name="gr5" draw:text-style-name="P3" draw:layer="layout" svg:width="24cm" svg:height="1.95cm" svg:x="1cm" svg:y="1cm">
          <draw:text-box>
            <text:p><text:span text:style-name="T2">Registration walkthrough</text:span></text:p>
          </draw:text-box>
        </draw:frame>
      </draw:page>
      <draw:page draw:name="page3" draw:style-name="dp1" draw:master-page-name="Default">
        <draw:custom-shape draw:style-name="gr9" draw:text-style-name="P1" draw:layer="layout" svg:width="8.5cm" svg:height="5.6cm" svg:x="41.6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5.6cm" svg:x="31.2cm" svg:y="5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7.4cm" svg:x="31.2cm" svg:y="12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5.5cm" svg:x="31.3cm" svg:y="20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15.1cm" svg:x="21cm" svg:y="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.1cm" svg:x="21.5cm" svg:y="23.9cm">
          <draw:text-box>
            <text:p text:style-name="P2"><text:span text:style-name="T3">EXT</text:span></text:p>
          </draw:text-box>
        </draw:frame>
        <draw:frame draw:style-name="gr4" draw:text-style-name="P4" draw:layer="layout" svg:width="2.5cm" svg:height="1.1cm" svg:x="21.5cm" svg:y="25.8cm">
          <draw:text-box>
            <text:p text:style-name="P2"><text:span text:style-name="T3">CC</text:span></text:p>
          </draw:text-box>
        </draw:frame>
        <draw:frame draw:style-name="gr4" draw:text-style-name="P4" draw:layer="layout" svg:width="2.5cm" svg:height="1.1cm" svg:x="21.5cm" svg:y="27.7cm">
          <draw:text-box>
            <text:p text:style-name="P2"><text:span text:style-name="T3">CT</text:span></text:p>
          </draw:text-box>
        </draw:frame>
        <draw:line draw:style-name="gr2" draw:text-style-name="P1" draw:layer="layout" svg:x1="23.6cm" svg:y1="27.7cm" svg:x2="23.6cm" svg:y2="26.9cm">
          <text:p/>
        </draw:line>
        <draw:line draw:style-name="gr2" draw:text-style-name="P1" draw:layer="layout" svg:x1="23.6cm" svg:y1="25.8cm" svg:x2="23.6cm" svg:y2="25cm">
          <text:p/>
        </draw:line>
        <draw:frame draw:style-name="gr10" draw:text-style-name="P9" draw:layer="layout" svg:width="5cm" svg:height="1.1cm" svg:x="24cm" svg:y="23.9cm">
          <draw:text-box>
            <text:p text:style-name="P9"><text:span text:style-name="T1">Resource</text:span></text:p>
          </draw:text-box>
        </draw:frame>
        <draw:frame draw:style-name="gr10" draw:text-style-name="P9" draw:layer="layout" svg:width="5cm" svg:height="1.1cm" svg:x="24cm" svg:y="27.7cm">
          <draw:text-box>
            <text:p text:style-name="P9"><text:span text:style-name="T1">IdentifiedObject</text:span></text:p>
          </draw:text-box>
        </draw:frame>
        <draw:frame draw:style-name="gr4" draw:text-style-name="P4" draw:layer="layout" svg:width="2.5cm" svg:height="1.1cm" svg:x="31.8cm" svg:y="20.6cm">
          <draw:text-box>
            <text:p text:style-name="P2"><text:span text:style-name="T3">AT</text:span></text:p>
          </draw:text-box>
        </draw:frame>
        <draw:frame draw:style-name="gr4" draw:text-style-name="P4" draw:layer="layout" svg:width="2.5cm" svg:height="1.1cm" svg:x="31.8cm" svg:y="22.5cm">
          <draw:text-box>
            <text:p text:style-name="P2"><text:span text:style-name="T3">CT</text:span></text:p>
          </draw:text-box>
        </draw:frame>
        <draw:line draw:style-name="gr2" draw:text-style-name="P1" draw:layer="layout" svg:x1="33.9cm" svg:y1="22.5cm" svg:x2="33.9cm" svg:y2="21.7cm">
          <text:p/>
        </draw:line>
        <draw:frame draw:style-name="gr10" draw:text-style-name="P9" draw:layer="layout" svg:width="5cm" svg:height="1.1cm" svg:x="34.3cm" svg:y="20.6cm">
          <draw:text-box>
            <text:p text:style-name="P9"><text:span text:style-name="T1">href</text:span></text:p>
          </draw:text-box>
        </draw:frame>
        <draw:frame draw:style-name="gr10" draw:text-style-name="P9" draw:layer="layout" svg:width="5cm" svg:height="1.1cm" svg:x="34.3cm" svg:y="22.5cm">
          <draw:text-box>
            <text:p text:style-name="P9"><text:span text:style-name="T1">Resource</text:span></text:p>
          </draw:text-box>
        </draw:frame>
        <draw:line draw:style-name="gr2" draw:text-style-name="P1" draw:layer="layout" svg:x1="23.6cm" svg:y1="23.9cm" svg:x2="23.6cm" svg:y2="19.7cm">
          <text:p/>
        </draw:line>
        <draw:frame draw:style-name="gr4" draw:text-style-name="P4" draw:layer="layout" svg:width="2.5cm" svg:height="1.1cm" svg:x="21.5cm" svg:y="18.6cm">
          <draw:text-box>
            <text:p text:style-name="P2"><text:span text:style-name="T3">SEQ</text:span></text:p>
          </draw:text-box>
        </draw:frame>
        <draw:frame draw:style-name="gr4" draw:text-style-name="P4" draw:layer="layout" svg:width="2.5cm" svg:height="1.1cm" svg:x="21.5cm" svg:y="17.5cm">
          <draw:text-box>
            <text:p text:style-name="P2"><text:span text:style-name="T3">EL</text:span></text:p>
          </draw:text-box>
        </draw:frame>
        <draw:frame draw:style-name="gr10" draw:text-style-name="P9" draw:layer="layout" svg:width="5cm" svg:height="1.1cm" svg:x="24cm" svg:y="17.5cm">
          <draw:text-box>
            <text:p text:style-name="P9"><text:span text:style-name="T1">mRID</text:span></text:p>
          </draw:text-box>
        </draw:frame>
        <draw:frame draw:style-name="gr4" draw:text-style-name="P4" draw:layer="layout" svg:width="2.5cm" svg:height="1.1cm" svg:x="21.5cm" svg:y="16.4cm">
          <draw:text-box>
            <text:p text:style-name="P2"><text:span text:style-name="T3">EL</text:span></text:p>
          </draw:text-box>
        </draw:frame>
        <draw:frame draw:style-name="gr10" draw:text-style-name="P9" draw:layer="layout" svg:width="5cm" svg:height="1.1cm" svg:x="24cm" svg:y="16.4cm">
          <draw:text-box>
            <text:p text:style-name="P9"><text:span text:style-name="T1">description</text:span></text:p>
          </draw:text-box>
        </draw:frame>
        <draw:frame draw:style-name="gr4" draw:text-style-name="P4" draw:layer="layout" svg:width="2.5cm" svg:height="1.1cm" svg:x="21.5cm" svg:y="29.6cm">
          <draw:text-box>
            <text:p text:style-name="P2"><text:span text:style-name="T3">EL</text:span></text:p>
          </draw:text-box>
        </draw:frame>
        <draw:line draw:style-name="gr2" draw:text-style-name="P1" draw:layer="layout" svg:x1="23.6cm" svg:y1="29.6cm" svg:x2="23.6cm" svg:y2="28.8cm">
          <text:p/>
        </draw:line>
        <draw:frame draw:style-name="gr10" draw:text-style-name="P9" draw:layer="layout" svg:width="5cm" svg:height="1.1cm" svg:x="24cm" svg:y="29.6cm">
          <draw:text-box>
            <text:p text:style-name="P9"><text:span text:style-name="T1">IdentifiedObject</text:span></text:p>
          </draw:text-box>
        </draw:frame>
        <draw:frame draw:style-name="gr4" draw:text-style-name="P4" draw:layer="layout" svg:width="2.5cm" svg:height="1.1cm" svg:x="31.8cm" svg:y="24.4cm">
          <draw:text-box>
            <text:p text:style-name="P2"><text:span text:style-name="T3">EL</text:span></text:p>
          </draw:text-box>
        </draw:frame>
        <draw:line draw:style-name="gr2" draw:text-style-name="P1" draw:layer="layout" svg:x1="33.9cm" svg:y1="24.4cm" svg:x2="33.9cm" svg:y2="23.6cm">
          <text:p/>
        </draw:line>
        <draw:frame draw:style-name="gr10" draw:text-style-name="P9" draw:layer="layout" svg:width="5cm" svg:height="1.1cm" svg:x="34.3cm" svg:y="24.4cm">
          <draw:text-box>
            <text:p text:style-name="P9"><text:span text:style-name="T1">Resource</text:span></text:p>
          </draw:text-box>
        </draw:frame>
        <draw:line draw:style-name="gr2" draw:text-style-name="P1" draw:layer="layout" svg:x1="23.1cm" svg:y1="28.8cm" svg:x2="23.1cm" svg:y2="29.6cm">
          <text:p/>
        </draw:line>
        <draw:line draw:style-name="gr2" draw:text-style-name="P1" draw:layer="layout" svg:x1="23.1cm" svg:y1="26.9cm" svg:x2="23.1cm" svg:y2="27.7cm">
          <text:p/>
        </draw:line>
        <draw:line draw:style-name="gr2" draw:text-style-name="P1" draw:layer="layout" svg:x1="23.1cm" svg:y1="25cm" svg:x2="23.1cm" svg:y2="25.8cm">
          <text:p/>
        </draw:line>
        <draw:line draw:style-name="gr2" draw:text-style-name="P1" draw:layer="layout" svg:x1="23.1cm" svg:y1="19.7cm" svg:x2="23.1cm" svg:y2="23.9cm">
          <text:p/>
        </draw:line>
        <draw:line draw:style-name="gr2" draw:text-style-name="P1" draw:layer="layout" svg:x1="33.4cm" svg:y1="23.6cm" svg:x2="33.4cm" svg:y2="24.4cm">
          <text:p/>
        </draw:line>
        <draw:line draw:style-name="gr2" draw:text-style-name="P1" draw:layer="layout" svg:x1="33.4cm" svg:y1="21.7cm" svg:x2="33.4cm" svg:y2="22.5cm">
          <text:p/>
        </draw:line>
        <draw:line draw:style-name="gr2" draw:text-style-name="P1" draw:layer="layout" svg:x1="29cm" svg:y1="24.4cm" svg:x2="31.8cm" svg:y2="23.2cm">
          <text:p/>
        </draw:line>
        <draw:line draw:style-name="gr2" draw:text-style-name="P1" draw:layer="layout" svg:x1="29cm" svg:y1="18.2cm" svg:x2="31.8cm" svg:y2="17cm">
          <text:p/>
        </draw:line>
        <draw:line draw:style-name="gr2" draw:text-style-name="P1" draw:layer="layout" svg:x1="29cm" svg:y1="17.1cm" svg:x2="31.8cm" svg:y2="10.7cm">
          <text:p/>
        </draw:line>
        <draw:frame draw:style-name="gr4" draw:text-style-name="P4" draw:layer="layout" svg:width="2.5cm" svg:height="1.1cm" svg:x="31.8cm" svg:y="12.5cm">
          <draw:text-box>
            <text:p text:style-name="P2"><text:span text:style-name="T3">EXT</text:span></text:p>
          </draw:text-box>
        </draw:frame>
        <draw:frame draw:style-name="gr4" draw:text-style-name="P4" draw:layer="layout" svg:width="2.5cm" svg:height="1.1cm" svg:x="31.8cm" svg:y="14.4cm">
          <draw:text-box>
            <text:p text:style-name="P2"><text:span text:style-name="T3">SC</text:span></text:p>
          </draw:text-box>
        </draw:frame>
        <draw:frame draw:style-name="gr4" draw:text-style-name="P4" draw:layer="layout" svg:width="2.5cm" svg:height="1.1cm" svg:x="31.8cm" svg:y="18.2cm">
          <draw:text-box>
            <text:p text:style-name="P2"><text:span text:style-name="T3">EL</text:span></text:p>
          </draw:text-box>
        </draw:frame>
        <draw:line draw:style-name="gr2" draw:text-style-name="P1" draw:layer="layout" svg:x1="33.9cm" svg:y1="18.2cm" svg:x2="33.9cm" svg:y2="17.4cm">
          <text:p/>
        </draw:line>
        <draw:line draw:style-name="gr2" draw:text-style-name="P1" draw:layer="layout" svg:x1="33.9cm" svg:y1="14.4cm" svg:x2="33.9cm" svg:y2="13.6cm">
          <text:p/>
        </draw:line>
        <draw:frame draw:style-name="gr10" draw:text-style-name="P9" draw:layer="layout" svg:width="5cm" svg:height="1.1cm" svg:x="34.3cm" svg:y="12.5cm">
          <draw:text-box>
            <text:p text:style-name="P9"><text:span text:style-name="T1">HexBinary128</text:span></text:p>
          </draw:text-box>
        </draw:frame>
        <draw:frame draw:style-name="gr10" draw:text-style-name="P9" draw:layer="layout" svg:width="5cm" svg:height="1.1cm" svg:x="34.3cm" svg:y="18.2cm">
          <draw:text-box>
            <text:p text:style-name="P9"><text:span text:style-name="T1">mRIDType</text:span></text:p>
          </draw:text-box>
        </draw:frame>
        <draw:frame draw:style-name="gr4" draw:text-style-name="P4" draw:layer="layout" svg:width="2.5cm" svg:height="1.1cm" svg:x="42.1cm" svg:y="9.1cm">
          <draw:text-box>
            <text:p text:style-name="P2"><text:span text:style-name="T3">RS</text:span></text:p>
          </draw:text-box>
        </draw:frame>
        <draw:frame draw:style-name="gr4" draw:text-style-name="P4" draw:layer="layout" svg:width="2.5cm" svg:height="1.1cm" svg:x="42.1cm" svg:y="11cm">
          <draw:text-box>
            <text:p text:style-name="P2"><text:span text:style-name="T3">ST</text:span></text:p>
          </draw:text-box>
        </draw:frame>
        <draw:line draw:style-name="gr2" draw:text-style-name="P1" draw:layer="layout" svg:x1="44.2cm" svg:y1="11cm" svg:x2="44.2cm" svg:y2="10.2cm">
          <text:p/>
        </draw:line>
        <draw:frame draw:style-name="gr10" draw:text-style-name="P9" draw:layer="layout" svg:width="5cm" svg:height="1.1cm" svg:x="44.6cm" svg:y="9.1cm">
          <draw:text-box>
            <text:p text:style-name="P9"><text:span text:style-name="T1">xs:hexBinary</text:span></text:p>
          </draw:text-box>
        </draw:frame>
        <draw:frame draw:style-name="gr10" draw:text-style-name="P9" draw:layer="layout" svg:width="5cm" svg:height="1.1cm" svg:x="44.6cm" svg:y="11cm">
          <draw:text-box>
            <text:p text:style-name="P9"><text:span text:style-name="T1">HexBinary128</text:span></text:p>
          </draw:text-box>
        </draw:frame>
        <draw:frame draw:style-name="gr4" draw:text-style-name="P4" draw:layer="layout" svg:width="2.5cm" svg:height="1.1cm" svg:x="31.8cm" svg:y="16.3cm">
          <draw:text-box>
            <text:p text:style-name="P2"><text:span text:style-name="T3">CT</text:span></text:p>
          </draw:text-box>
        </draw:frame>
        <draw:line draw:style-name="gr2" draw:text-style-name="P1" draw:layer="layout" svg:x1="33.9cm" svg:y1="16.3cm" svg:x2="33.9cm" svg:y2="15.5cm">
          <text:p/>
        </draw:line>
        <draw:frame draw:style-name="gr10" draw:text-style-name="P9" draw:layer="layout" svg:width="5cm" svg:height="1.1cm" svg:x="34.3cm" svg:y="16.3cm">
          <draw:text-box>
            <text:p text:style-name="P9"><text:span text:style-name="T1">mRIDType</text:span></text:p>
          </draw:text-box>
        </draw:frame>
        <draw:frame draw:style-name="gr4" draw:text-style-name="P4" draw:layer="layout" svg:width="2.5cm" svg:height="1.1cm" svg:x="42.1cm" svg:y="7.2cm">
          <draw:text-box>
            <text:p text:style-name="P2"><text:span text:style-name="T3">ML</text:span></text:p>
          </draw:text-box>
        </draw:frame>
        <draw:line draw:style-name="gr2" draw:text-style-name="P1" draw:layer="layout" svg:x1="44.2cm" svg:y1="9.1cm" svg:x2="44.2cm" svg:y2="8.3cm">
          <text:p/>
        </draw:line>
        <draw:frame draw:style-name="gr4" draw:text-style-name="P4" draw:layer="layout" svg:width="2.5cm" svg:height="1.1cm" svg:x="31.8cm" svg:y="8.2cm">
          <draw:text-box>
            <text:p text:style-name="P2"><text:span text:style-name="T3">RS</text:span></text:p>
          </draw:text-box>
        </draw:frame>
        <draw:frame draw:style-name="gr4" draw:text-style-name="P4" draw:layer="layout" svg:width="2.5cm" svg:height="1.1cm" svg:x="31.8cm" svg:y="10.1cm">
          <draw:text-box>
            <text:p text:style-name="P2"><text:span text:style-name="T3">ST</text:span></text:p>
          </draw:text-box>
        </draw:frame>
        <draw:line draw:style-name="gr2" draw:text-style-name="P1" draw:layer="layout" svg:x1="33.9cm" svg:y1="10.1cm" svg:x2="33.9cm" svg:y2="9.3cm">
          <text:p/>
        </draw:line>
        <draw:frame draw:style-name="gr10" draw:text-style-name="P9" draw:layer="layout" svg:width="5cm" svg:height="1.1cm" svg:x="34.3cm" svg:y="8.2cm">
          <draw:text-box>
            <text:p text:style-name="P9"><text:span text:style-name="T1">xs:string</text:span></text:p>
          </draw:text-box>
        </draw:frame>
        <draw:frame draw:style-name="gr10" draw:text-style-name="P9" draw:layer="layout" svg:width="5cm" svg:height="1.1cm" svg:x="34.3cm" svg:y="10.1cm">
          <draw:text-box>
            <text:p text:style-name="P9"><text:span text:style-name="T1">String32</text:span></text:p>
          </draw:text-box>
        </draw:frame>
        <draw:frame draw:style-name="gr4" draw:text-style-name="P4" draw:layer="layout" svg:width="2.5cm" svg:height="1.1cm" svg:x="31.8cm" svg:y="6.3cm">
          <draw:text-box>
            <text:p text:style-name="P2"><text:span text:style-name="T3">MXL</text:span></text:p>
          </draw:text-box>
        </draw:frame>
        <draw:line draw:style-name="gr2" draw:text-style-name="P1" draw:layer="layout" svg:x1="33.9cm" svg:y1="8.2cm" svg:x2="33.9cm" svg:y2="7.4cm">
          <text:p/>
        </draw:line>
        <draw:line draw:style-name="gr2" draw:text-style-name="P1" draw:layer="layout" svg:x1="39.3cm" svg:y1="13cm" svg:x2="42.1cm" svg:y2="11.8cm">
          <text:p/>
        </draw:line>
        <draw:polyline draw:style-name="gr11" draw:text-style-name="P1" draw:layer="layout" svg:width="24.299cm" svg:height="22.899cm" draw:transform="rotate (1.5707963267949) translate (19cm 30.7cm)" svg:viewBox="0 0 24300 22900" draw:points="0,2300 5700,2300 5200,12600 10100,12600 6700,2300 12100,2300 11400,12600 17100,12600 18600,22900 23500,22900 18100,12600 13200,2300 17000,8500 19500,12600 24300,12600 14300,2300 14300,0">
          <text:p/>
        </draw:polyline>
        <draw:frame draw:style-name="gr12" draw:text-style-name="P10" draw:layer="layout" svg:width="1.2cm" svg:height="1.55cm" svg:x="30.4cm" svg:y="19.1cm">
          <draw:text-box>
            <text:p text:style-name="P11"><text:span text:style-name="T7">1</text:span></text:p>
          </draw:text-box>
        </draw:frame>
        <draw:frame draw:style-name="gr12" draw:text-style-name="P10" draw:layer="layout" svg:width="1.2cm" svg:height="1.55cm" svg:x="40.7cm" svg:y="5.65cm">
          <draw:text-box>
            <text:p text:style-name="P11"><text:span text:style-name="T7">2</text:span></text:p>
          </draw:text-box>
        </draw:frame>
        <draw:frame draw:style-name="gr12" draw:text-style-name="P10" draw:layer="layout" svg:width="1.2cm" svg:height="1.55cm" svg:x="30.4cm" svg:y="11cm">
          <draw:text-box>
            <text:p text:style-name="P11"><text:span text:style-name="T7">3</text:span></text:p>
          </draw:text-box>
        </draw:frame>
        <draw:frame draw:style-name="gr12" draw:text-style-name="P10" draw:layer="layout" svg:width="1.2cm" svg:height="1.55cm" svg:x="30.4cm" svg:y="4.9cm">
          <draw:text-box>
            <text:p text:style-name="P11"><text:span text:style-name="T7">4</text:span></text:p>
          </draw:text-box>
        </draw:frame>
        <draw:frame draw:style-name="gr12" draw:text-style-name="P10" draw:layer="layout" svg:width="1.2cm" svg:height="1.55cm" svg:x="20.1cm" svg:y="14.8cm">
          <draw:text-box>
            <text:p text:style-name="P11"><text:span text:style-name="T7">5</text:span></text:p>
          </draw:text-box>
        </draw:frame>
        <draw:line draw:style-name="gr14" draw:text-style-name="P1" draw:layer="layout" svg:x1="18.7cm" svg:y1="30.7cm" svg:x2="21.3cm" svg:y2="30.7cm">
          <text:p/>
        </draw:line>
        <draw:line draw:style-name="gr2" draw:text-style-name="P1" draw:layer="layout" svg:x1="33.4cm" svg:y1="17.4cm" svg:x2="33.4cm" svg:y2="18.2cm">
          <text:p/>
        </draw:line>
        <draw:line draw:style-name="gr2" draw:text-style-name="P1" draw:layer="layout" svg:x1="33.4cm" svg:y1="15.5cm" svg:x2="33.4cm" svg:y2="16.3cm">
          <text:p/>
        </draw:line>
        <draw:line draw:style-name="gr2" draw:text-style-name="P1" draw:layer="layout" svg:x1="33.4cm" svg:y1="13.6cm" svg:x2="33.4cm" svg:y2="14.4cm">
          <text:p/>
        </draw:line>
        <draw:line draw:style-name="gr2" draw:text-style-name="P1" draw:layer="layout" svg:x1="33.4cm" svg:y1="9.3cm" svg:x2="33.4cm" svg:y2="10.1cm">
          <text:p/>
        </draw:line>
        <draw:line draw:style-name="gr2" draw:text-style-name="P1" draw:layer="layout" svg:x1="33.4cm" svg:y1="7.4cm" svg:x2="33.4cm" svg:y2="8.2cm">
          <text:p/>
        </draw:line>
        <draw:line draw:style-name="gr2" draw:text-style-name="P1" draw:layer="layout" svg:x1="43.7cm" svg:y1="8.3cm" svg:x2="43.7cm" svg:y2="9.1cm">
          <text:p/>
        </draw:line>
        <draw:line draw:style-name="gr2" draw:text-style-name="P1" draw:layer="layout" svg:x1="43.7cm" svg:y1="10.2cm" svg:x2="43.7cm" svg:y2="11cm">
          <text:p/>
        </draw:line>
        <draw:frame draw:style-name="gr5" draw:text-style-name="P3" draw:layer="layout" svg:width="24cm" svg:height="1.95cm" svg:x="1cm" svg:y="1cm">
          <draw:text-box>
            <text:p text:style-name="P12"><text:span text:style-name="T2">IdentifiedObject walkthrough</text:span></text:p>
          </draw:text-box>
        </draw:frame>
      </draw:page>
      <draw:page draw:name="page4" draw:style-name="dp1" draw:master-page-name="Default">
        <draw:custom-shape draw:style-name="gr9" draw:text-style-name="P1" draw:layer="layout" svg:width="8.5cm" svg:height="5.5cm" svg:x="31.3cm" svg:y="20.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.1cm" svg:x="31.8cm" svg:y="20.6cm">
          <draw:text-box>
            <text:p text:style-name="P2"><text:span text:style-name="T3">AT</text:span></text:p>
          </draw:text-box>
        </draw:frame>
        <draw:frame draw:style-name="gr4" draw:text-style-name="P4" draw:layer="layout" svg:width="2.5cm" svg:height="1.1cm" svg:x="31.8cm" svg:y="22.5cm">
          <draw:text-box>
            <text:p text:style-name="P2"><text:span text:style-name="T3">CT</text:span></text:p>
          </draw:text-box>
        </draw:frame>
        <draw:line draw:style-name="gr2" draw:text-style-name="P1" draw:layer="layout" svg:x1="33.9cm" svg:y1="22.5cm" svg:x2="33.9cm" svg:y2="21.7cm">
          <text:p/>
        </draw:line>
        <draw:frame draw:style-name="gr10" draw:text-style-name="P9" draw:layer="layout" svg:width="5cm" svg:height="1.1cm" svg:x="34.3cm" svg:y="20.6cm">
          <draw:text-box>
            <text:p text:style-name="P9"><text:span text:style-name="T1">href</text:span></text:p>
          </draw:text-box>
        </draw:frame>
        <draw:frame draw:style-name="gr10" draw:text-style-name="P9" draw:layer="layout" svg:width="5cm" svg:height="1.1cm" svg:x="34.3cm" svg:y="22.5cm">
          <draw:text-box>
            <text:p text:style-name="P9"><text:span text:style-name="T1">Resource</text:span></text:p>
          </draw:text-box>
        </draw:frame>
        <draw:frame draw:style-name="gr4" draw:text-style-name="P4" draw:layer="layout" svg:width="2.5cm" svg:height="1.1cm" svg:x="31.8cm" svg:y="24.4cm">
          <draw:text-box>
            <text:p text:style-name="P2"><text:span text:style-name="T3">EL</text:span></text:p>
          </draw:text-box>
        </draw:frame>
        <draw:line draw:style-name="gr2" draw:text-style-name="P1" draw:layer="layout" svg:x1="33.9cm" svg:y1="24.4cm" svg:x2="33.9cm" svg:y2="23.6cm">
          <text:p/>
        </draw:line>
        <draw:frame draw:style-name="gr10" draw:text-style-name="P9" draw:layer="layout" svg:width="5cm" svg:height="1.1cm" svg:x="34.3cm" svg:y="24.4cm">
          <draw:text-box>
            <text:p text:style-name="P9"><text:span text:style-name="T1">Resource</text:span></text:p>
          </draw:text-box>
        </draw:frame>
        <draw:line draw:style-name="gr2" draw:text-style-name="P1" draw:layer="layout" svg:x1="33.4cm" svg:y1="23.6cm" svg:x2="33.4cm" svg:y2="24.4cm">
          <text:p/>
        </draw:line>
        <draw:line draw:style-name="gr2" draw:text-style-name="P1" draw:layer="layout" svg:x1="33.4cm" svg:y1="21.7cm" svg:x2="33.4cm" svg:y2="22.5cm">
          <text:p/>
        </draw:line>
        <draw:frame draw:style-name="gr12" draw:text-style-name="P10" draw:layer="layout" svg:width="1.2cm" svg:height="1.55cm" svg:x="30.4cm" svg:y="19.1cm">
          <draw:text-box>
            <text:p text:style-name="P11"><text:span text:style-name="T7">1</text:span></text:p>
          </draw:text-box>
        </draw:frame>
        <draw:frame draw:style-name="gr5" draw:text-style-name="P3" draw:layer="layout" svg:width="24cm" svg:height="1.95cm" svg:x="1cm" svg:y="1cm">
          <draw:text-box>
            <text:p text:style-name="P12"><text:span text:style-name="T2">Resource walkthrough</text:span></text:p>
          </draw:text-box>
        </draw:frame>
        <draw:line draw:style-name="gr14" draw:text-style-name="P1" draw:layer="layout" svg:x1="29cm" svg:y1="25.5cm" svg:x2="31.6cm" svg:y2="25.5cm">
          <text:p/>
        </draw:line>
        <draw:line draw:style-name="gr15" draw:text-style-name="P1" draw:layer="layout" svg:x1="31.6cm" svg:y1="25.5cm" svg:x2="31.6cm" svg:y2="20.6cm">
          <text:p/>
        </draw:line>
        <draw:line draw:style-name="gr14" draw:text-style-name="P1" draw:layer="layout" svg:x1="31.6cm" svg:y1="20.6cm" svg:x2="28.8cm" svg:y2="20.6cm">
          <text:p/>
        </draw:line>
      </draw:page>
      <draw:page draw:name="page5" draw:style-name="dp1" draw:master-page-name="Default">
        <draw:custom-shape draw:style-name="gr9" draw:text-style-name="P1" draw:layer="layout" svg:width="8.5cm" svg:height="5.6cm" svg:x="41.6cm" svg:y="6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5cm" svg:height="7.4cm" svg:x="31.2cm" svg:y="12.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cm" svg:height="1.1cm" svg:x="31.8cm" svg:y="12.5cm">
          <draw:text-box>
            <text:p text:style-name="P2"><text:span text:style-name="T3">EXT</text:span></text:p>
          </draw:text-box>
        </draw:frame>
        <draw:frame draw:style-name="gr4" draw:text-style-name="P4" draw:layer="layout" svg:width="2.5cm" svg:height="1.1cm" svg:x="31.8cm" svg:y="14.4cm">
          <draw:text-box>
            <text:p text:style-name="P2"><text:span text:style-name="T3">SC</text:span></text:p>
          </draw:text-box>
        </draw:frame>
        <draw:frame draw:style-name="gr4" draw:text-style-name="P4" draw:layer="layout" svg:width="2.5cm" svg:height="1.1cm" svg:x="31.8cm" svg:y="18.2cm">
          <draw:text-box>
            <text:p text:style-name="P2"><text:span text:style-name="T3">EL</text:span></text:p>
          </draw:text-box>
        </draw:frame>
        <draw:line draw:style-name="gr2" draw:text-style-name="P1" draw:layer="layout" svg:x1="33.9cm" svg:y1="18.2cm" svg:x2="33.9cm" svg:y2="17.4cm">
          <text:p/>
        </draw:line>
        <draw:line draw:style-name="gr2" draw:text-style-name="P1" draw:layer="layout" svg:x1="33.9cm" svg:y1="14.4cm" svg:x2="33.9cm" svg:y2="13.6cm">
          <text:p/>
        </draw:line>
        <draw:frame draw:style-name="gr10" draw:text-style-name="P9" draw:layer="layout" svg:width="5cm" svg:height="1.1cm" svg:x="34.3cm" svg:y="12.5cm">
          <draw:text-box>
            <text:p text:style-name="P9"><text:span text:style-name="T1">HexBinary128</text:span></text:p>
          </draw:text-box>
        </draw:frame>
        <draw:frame draw:style-name="gr10" draw:text-style-name="P9" draw:layer="layout" svg:width="5cm" svg:height="1.1cm" svg:x="34.3cm" svg:y="18.2cm">
          <draw:text-box>
            <text:p text:style-name="P9"><text:span text:style-name="T1">mRIDType</text:span></text:p>
          </draw:text-box>
        </draw:frame>
        <draw:frame draw:style-name="gr4" draw:text-style-name="P4" draw:layer="layout" svg:width="2.5cm" svg:height="1.1cm" svg:x="42.1cm" svg:y="9.1cm">
          <draw:text-box>
            <text:p text:style-name="P2"><text:span text:style-name="T3">RS</text:span></text:p>
          </draw:text-box>
        </draw:frame>
        <draw:frame draw:style-name="gr4" draw:text-style-name="P4" draw:layer="layout" svg:width="2.5cm" svg:height="1.1cm" svg:x="42.1cm" svg:y="11cm">
          <draw:text-box>
            <text:p text:style-name="P2"><text:span text:style-name="T3">ST</text:span></text:p>
          </draw:text-box>
        </draw:frame>
        <draw:line draw:style-name="gr2" draw:text-style-name="P1" draw:layer="layout" svg:x1="44.2cm" svg:y1="11cm" svg:x2="44.2cm" svg:y2="10.2cm">
          <text:p/>
        </draw:line>
        <draw:frame draw:style-name="gr10" draw:text-style-name="P9" draw:layer="layout" svg:width="5cm" svg:height="1.1cm" svg:x="44.6cm" svg:y="9.1cm">
          <draw:text-box>
            <text:p text:style-name="P9"><text:span text:style-name="T1">xs:hexBinary</text:span></text:p>
          </draw:text-box>
        </draw:frame>
        <draw:frame draw:style-name="gr10" draw:text-style-name="P9" draw:layer="layout" svg:width="5cm" svg:height="1.1cm" svg:x="44.6cm" svg:y="11cm">
          <draw:text-box>
            <text:p text:style-name="P9"><text:span text:style-name="T1">HexBinary128</text:span></text:p>
          </draw:text-box>
        </draw:frame>
        <draw:frame draw:style-name="gr4" draw:text-style-name="P4" draw:layer="layout" svg:width="2.5cm" svg:height="1.1cm" svg:x="31.8cm" svg:y="16.3cm">
          <draw:text-box>
            <text:p text:style-name="P2"><text:span text:style-name="T3">CT</text:span></text:p>
          </draw:text-box>
        </draw:frame>
        <draw:line draw:style-name="gr2" draw:text-style-name="P1" draw:layer="layout" svg:x1="33.9cm" svg:y1="16.3cm" svg:x2="33.9cm" svg:y2="15.5cm">
          <text:p/>
        </draw:line>
        <draw:frame draw:style-name="gr10" draw:text-style-name="P9" draw:layer="layout" svg:width="5cm" svg:height="1.1cm" svg:x="34.3cm" svg:y="16.3cm">
          <draw:text-box>
            <text:p text:style-name="P9"><text:span text:style-name="T1">mRIDType</text:span></text:p>
          </draw:text-box>
        </draw:frame>
        <draw:frame draw:style-name="gr4" draw:text-style-name="P4" draw:layer="layout" svg:width="2.5cm" svg:height="1.1cm" svg:x="42.1cm" svg:y="7.2cm">
          <draw:text-box>
            <text:p text:style-name="P2"><text:span text:style-name="T3">ML</text:span></text:p>
          </draw:text-box>
        </draw:frame>
        <draw:line draw:style-name="gr2" draw:text-style-name="P1" draw:layer="layout" svg:x1="44.2cm" svg:y1="9.1cm" svg:x2="44.2cm" svg:y2="8.3cm">
          <text:p/>
        </draw:line>
        <draw:line draw:style-name="gr2" draw:text-style-name="P1" draw:layer="layout" svg:x1="39.3cm" svg:y1="13cm" svg:x2="42.1cm" svg:y2="11.8cm">
          <text:p/>
        </draw:line>
        <draw:polyline draw:style-name="gr11" draw:text-style-name="P1" draw:layer="layout" svg:width="12.099cm" svg:height="13.099cm" draw:transform="rotate (1.5707963267949) translate (28.8cm 19.3cm)" svg:viewBox="0 0 12100 13100" draw:points="0,2800 5700,2800 7200,13100 12100,13100 6700,2800 6700,0">
          <text:p/>
        </draw:polyline>
        <draw:frame draw:style-name="gr12" draw:text-style-name="P10" draw:layer="layout" svg:width="1.2cm" svg:height="1.55cm" svg:x="40.7cm" svg:y="5.65cm">
          <draw:text-box>
            <text:p text:style-name="P11"><text:span text:style-name="T7">1</text:span></text:p>
          </draw:text-box>
        </draw:frame>
        <draw:frame draw:style-name="gr12" draw:text-style-name="P10" draw:layer="layout" svg:width="1.2cm" svg:height="1.55cm" svg:x="30.4cm" svg:y="11cm">
          <draw:text-box>
            <text:p text:style-name="P11"><text:span text:style-name="T7">2</text:span></text:p>
          </draw:text-box>
        </draw:frame>
        <draw:line draw:style-name="gr2" draw:text-style-name="P1" draw:layer="layout" svg:x1="33.4cm" svg:y1="17.4cm" svg:x2="33.4cm" svg:y2="18.2cm">
          <text:p/>
        </draw:line>
        <draw:line draw:style-name="gr2" draw:text-style-name="P1" draw:layer="layout" svg:x1="33.4cm" svg:y1="15.5cm" svg:x2="33.4cm" svg:y2="16.3cm">
          <text:p/>
        </draw:line>
        <draw:line draw:style-name="gr2" draw:text-style-name="P1" draw:layer="layout" svg:x1="33.4cm" svg:y1="13.6cm" svg:x2="33.4cm" svg:y2="14.4cm">
          <text:p/>
        </draw:line>
        <draw:line draw:style-name="gr2" draw:text-style-name="P1" draw:layer="layout" svg:x1="43.7cm" svg:y1="8.3cm" svg:x2="43.7cm" svg:y2="9.1cm">
          <text:p/>
        </draw:line>
        <draw:line draw:style-name="gr2" draw:text-style-name="P1" draw:layer="layout" svg:x1="43.7cm" svg:y1="10.2cm" svg:x2="43.7cm" svg:y2="11cm">
          <text:p/>
        </draw:line>
        <draw:frame draw:style-name="gr5" draw:text-style-name="P3" draw:layer="layout" svg:width="24cm" svg:height="1.95cm" svg:x="1cm" svg:y="1cm">
          <draw:text-box>
            <text:p text:style-name="P12"><text:span text:style-name="T2">mRIDType walkthrough</text:span></text:p>
          </draw:text-box>
        </draw:frame>
        <draw:line draw:style-name="gr14" draw:text-style-name="P1" draw:layer="layout" svg:x1="29cm" svg:y1="19.3cm" svg:x2="31.6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Cragie</meta:initial-creator>
    <meta:creation-date>2012-02-01T14:09:34.44</meta:creation-date>
    <dc:date>2012-03-08T21:37:07.95</dc:date>
    <meta:editing-duration>P1DT10H50M47S</meta:editing-duration>
    <meta:editing-cycles>92</meta:editing-cycles>
    <meta:generator>LibreOffice/3.5$Windows_x86 LibreOffice_project/e371a95-bf68a13-5a1aa2b-d3c1ae9-b938258</meta:generator>
    <dc:creator>Robert Cragie</dc:creator>
    <meta:document-statistic meta:object-count="373"/>
  </office:meta>
</office:document-meta>
</file>